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3.275cm" svg:height="13.092cm" svg:x="11.086cm" svg:y="0.685cm">
            <draw:object draw:notify-on-update-of-ranges="Tabelle1.A1:Tabelle1.A1 Tabelle1.A2:Tabelle1.A85 Tabelle1.B1:Tabelle1.B1 Tabelle1.B2:Tabelle1.B85 Tabelle1.C1:Tabelle1.C1 Tabelle1.C2:Tabelle1.C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ashers</text:p>
          </table:table-cell>
          <table:table-cell office:value-type="string" calcext:value-type="string">
            <text:p>Velostat</text:p>
          </table:table-cell>
          <table:table-cell office:value-type="string" calcext:value-type="string">
            <text:p>Irijul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66" calcext:value-type="float">
            <text:p>2266</text:p>
          </table:table-cell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5" calcext:value-type="float">
            <text:p>2285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6" calcext:value-type="float">
            <text:p>2466</text:p>
          </table:table-cell>
          <table:table-cell office:value-type="float" office:value="1308" calcext:value-type="float">
            <text:p>13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8" calcext:value-type="float">
            <text:p>2548</text:p>
          </table:table-cell>
          <table:table-cell office:value-type="float" office:value="1308" calcext:value-type="float">
            <text:p>13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6" calcext:value-type="float">
            <text:p>2486</text:p>
          </table:table-cell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3" calcext:value-type="float">
            <text:p>2493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82" calcext:value-type="float">
            <text:p>2582</text:p>
          </table:table-cell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65" calcext:value-type="float">
            <text:p>2765</text:p>
          </table:table-cell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10" calcext:value-type="float">
            <text:p>2910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82" calcext:value-type="float">
            <text:p>2982</text:p>
          </table:table-cell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08" calcext:value-type="float">
            <text:p>3108</text:p>
          </table:table-cell>
          <table:table-cell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7" calcext:value-type="float">
            <text:p>3197</text:p>
          </table:table-cell>
          <table:table-cell office:value-type="float" office:value="1353" calcext:value-type="float">
            <text:p>13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6" calcext:value-type="float">
            <text:p>3266</text:p>
          </table:table-cell>
          <table:table-cell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6" calcext:value-type="float">
            <text:p>3316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2" calcext:value-type="float">
            <text:p>336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8" calcext:value-type="float">
            <text:p>3378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30" calcext:value-type="float">
            <text:p>3430</text:p>
          </table:table-cell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41" calcext:value-type="float">
            <text:p>3441</text:p>
          </table:table-cell>
          <table:table-cell office:value-type="float" office:value="1467" calcext:value-type="float">
            <text:p>14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71" calcext:value-type="float">
            <text:p>347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85" calcext:value-type="float">
            <text:p>3485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06" calcext:value-type="float">
            <text:p>3506</text:p>
          </table:table-cell>
          <table:table-cell office:value-type="float" office:value="1501" calcext:value-type="float">
            <text:p>15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22" calcext:value-type="float">
            <text:p>3522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41" calcext:value-type="float">
            <text:p>3541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56" calcext:value-type="float">
            <text:p>3556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70" calcext:value-type="float">
            <text:p>3570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81" calcext:value-type="float">
            <text:p>3581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94" calcext:value-type="float">
            <text:p>3594</text:p>
          </table:table-cell>
          <table:table-cell office:value-type="float" office:value="1515" calcext:value-type="float">
            <text:p>15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98" calcext:value-type="float">
            <text:p>3598</text:p>
          </table:table-cell>
          <table:table-cell office:value-type="float" office:value="1515" calcext:value-type="float">
            <text:p>15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07" calcext:value-type="float">
            <text:p>3607</text:p>
          </table:table-cell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15" calcext:value-type="float">
            <text:p>3615</text:p>
          </table:table-cell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5" calcext:value-type="float">
            <text:p>3625</text:p>
          </table:table-cell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36" calcext:value-type="float">
            <text:p>3636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43" calcext:value-type="float">
            <text:p>3643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47" calcext:value-type="float">
            <text:p>3647</text:p>
          </table:table-cell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54" calcext:value-type="float">
            <text:p>3654</text:p>
          </table:table-cell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63" calcext:value-type="float">
            <text:p>3663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3" calcext:value-type="float">
            <text:p>3673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79" calcext:value-type="float">
            <text:p>3679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92" calcext:value-type="float">
            <text:p>3692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99" calcext:value-type="float">
            <text:p>3699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08" calcext:value-type="float">
            <text:p>3708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14" calcext:value-type="float">
            <text:p>3714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20" calcext:value-type="float">
            <text:p>3720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25" calcext:value-type="float">
            <text:p>3725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9" calcext:value-type="float">
            <text:p>3729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36" calcext:value-type="float">
            <text:p>3736</text:p>
          </table:table-cell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40" calcext:value-type="float">
            <text:p>3740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44" calcext:value-type="float">
            <text:p>3744</text:p>
          </table:table-cell>
          <table:table-cell office:value-type="float" office:value="1572" calcext:value-type="float">
            <text:p>157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50" calcext:value-type="float">
            <text:p>3750</text:p>
          </table:table-cell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53" calcext:value-type="float">
            <text:p>3753</text:p>
          </table:table-cell>
          <table:table-cell office:value-type="float" office:value="1578" calcext:value-type="float">
            <text:p>157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57" calcext:value-type="float">
            <text:p>3757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62" calcext:value-type="float">
            <text:p>3762</text:p>
          </table:table-cell>
          <table:table-cell office:value-type="float" office:value="1572" calcext:value-type="float">
            <text:p>157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66" calcext:value-type="float">
            <text:p>3766</text:p>
          </table:table-cell>
          <table:table-cell office:value-type="float" office:value="1579" calcext:value-type="float">
            <text:p>15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70" calcext:value-type="float">
            <text:p>3770</text:p>
          </table:table-cell>
          <table:table-cell office:value-type="float" office:value="1581" calcext:value-type="float">
            <text:p>158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73" calcext:value-type="float">
            <text:p>3773</text:p>
          </table:table-cell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77" calcext:value-type="float">
            <text:p>3777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82" calcext:value-type="float">
            <text:p>3782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85" calcext:value-type="float">
            <text:p>3785</text:p>
          </table:table-cell>
          <table:table-cell office:value-type="float" office:value="1605" calcext:value-type="float">
            <text:p>160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87" calcext:value-type="float">
            <text:p>3787</text:p>
          </table:table-cell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90" calcext:value-type="float">
            <text:p>3790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93" calcext:value-type="float">
            <text:p>3793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97" calcext:value-type="float">
            <text:p>3797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98" calcext:value-type="float">
            <text:p>3798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02" calcext:value-type="float">
            <text:p>3802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06" calcext:value-type="float">
            <text:p>3806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08" calcext:value-type="float">
            <text:p>3808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09" calcext:value-type="float">
            <text:p>3809</text:p>
          </table:table-cell>
          <table:table-cell office:value-type="float" office:value="1637" calcext:value-type="float">
            <text:p>163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12" calcext:value-type="float">
            <text:p>3812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17" calcext:value-type="float">
            <text:p>3817</text:p>
          </table:table-cell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19" calcext:value-type="float">
            <text:p>3819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24" calcext:value-type="float">
            <text:p>3824</text:p>
          </table:table-cell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25" calcext:value-type="float">
            <text:p>3825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29" calcext:value-type="float">
            <text:p>3829</text:p>
          </table:table-cell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31" calcext:value-type="float">
            <text:p>3831</text:p>
          </table:table-cell>
          <table:table-cell office:value-type="float" office:value="1648" calcext:value-type="float">
            <text:p>164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34" calcext:value-type="float">
            <text:p>3834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35" calcext:value-type="float">
            <text:p>3835</text:p>
          </table:table-cell>
          <table:table-cell office:value-type="float" office:value="1651" calcext:value-type="float">
            <text:p>165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34" calcext:value-type="float">
            <text:p>3834</text:p>
          </table:table-cell>
          <table:table-cell office:value-type="float" office:value="1654" calcext:value-type="float">
            <text:p>16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38" calcext:value-type="float">
            <text:p>3838</text:p>
          </table:table-cell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41" calcext:value-type="float">
            <text:p>3841</text:p>
          </table:table-cell>
          <table:table-cell office:value-type="float" office:value="1674" calcext:value-type="float">
            <text:p>16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45" calcext:value-type="float">
            <text:p>3845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45" calcext:value-type="float">
            <text:p>3845</text:p>
          </table:table-cell>
          <table:table-cell office:value-type="float" office:value="1678" calcext:value-type="float">
            <text:p>16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81" calcext:value-type="float">
            <text:p>1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15:55:28.8118319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Harwerth</meta:initial-creator>
    <meta:creation-date>2024-09-18T08:44:06.645558059</meta:creation-date>
    <dc:date>2024-09-18T16:32:25.429007893</dc:date>
    <dc:creator>Michael Harwerth</dc:creator>
    <meta:editing-duration>PT48M16S</meta:editing-duration>
    <meta:editing-cycles>4</meta:editing-cycles>
    <meta:generator>LibreOffice/24.2.5.2$Linux_X86_64 LibreOffice_project/420$Build-2</meta:generator>
    <meta:document-statistic meta:table-count="1" meta:cell-count="2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76cm" svg:height="13.093cm" xlink:href=".." xlink:type="simple" chart:class="chart:bar" chart:style-name="ch1">
        <chart:legend chart:legend-position="end" svg:x="21.304cm" svg:y="5.998cm" style:legend-expansion="high" chart:style-name="ch2"/>
        <chart:plot-area chart:style-name="ch3" table:cell-range-address="Tabelle1.A1:Tabelle1.C85" chart:data-source-has-labels="both" svg:x="0.465cm" svg:y="0.261cm" svg:width="20.374cm" svg:height="12.571cm">
          <chart:coordinate-region svg:x="1.457cm" svg:y="0.46cm" svg:width="19.382cm" svg:height="11.58cm"/>
          <chart:axis chart:dimension="x" chart:name="primary-x" chart:style-name="ch4" chartooo:axis-type="auto">
            <chartooo:date-scale/>
            <chart:categories table:cell-range-address="Tabelle1.A2:Tabelle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85" chart:label-cell-address="Tabelle1.B1:Tabelle1.B1" chart:class="chart:bar">
            <chart:data-point chart:repeated="84"/>
          </chart:series>
          <chart:series chart:style-name="ch8" chart:values-cell-range-address="Tabelle1.C2:Tabelle1.C85" chart:label-cell-address="Tabelle1.C1:Tabelle1.C1" chart:class="chart:bar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stat</text:p>
                <draw:g>
                  <svg:desc>Tabelle1.B1:Tabelle1.B1</svg:desc>
                </draw:g>
              </table:table-cell>
              <table:table-cell office:value-type="string">
                <text:p>Irijul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2:Tabelle1.A85</svg:desc>
                </draw:g>
              </table:table-cell>
              <table:table-cell office:value-type="float" office:value="1316">
                <text:p>1316</text:p>
                <draw:g>
                  <svg:desc>Tabelle1.B2:Tabelle1.B85</svg:desc>
                </draw:g>
              </table:table-cell>
              <table:table-cell office:value-type="float" office:value="1270">
                <text:p>1270</text:p>
                <draw:g>
                  <svg:desc>Tabelle1.C2:Tabelle1.C8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37">
                <text:p>183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06">
                <text:p>200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66">
                <text:p>226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85">
                <text:p>228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66">
                <text:p>246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48">
                <text:p>254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86">
                <text:p>248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93">
                <text:p>24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82">
                <text:p>2582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65">
                <text:p>2765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10">
                <text:p>291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82">
                <text:p>298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08">
                <text:p>3108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97">
                <text:p>319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266">
                <text:p>326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16">
                <text:p>331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62">
                <text:p>336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78">
                <text:p>337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30">
                <text:p>343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1">
                <text:p>344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71">
                <text:p>347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85">
                <text:p>348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6">
                <text:p>350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22">
                <text:p>352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41">
                <text:p>3541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556">
                <text:p>355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70">
                <text:p>357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81">
                <text:p>358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594">
                <text:p>359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98">
                <text:p>359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607">
                <text:p>360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15">
                <text:p>361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25">
                <text:p>362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36">
                <text:p>363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43">
                <text:p>364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47">
                <text:p>3647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654">
                <text:p>365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63">
                <text:p>3663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673">
                <text:p>367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79">
                <text:p>3679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692">
                <text:p>3692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99">
                <text:p>369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08">
                <text:p>370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714">
                <text:p>3714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720">
                <text:p>3720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725">
                <text:p>372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729">
                <text:p>372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736">
                <text:p>3736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740">
                <text:p>374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44">
                <text:p>374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750">
                <text:p>375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753">
                <text:p>375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757">
                <text:p>375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762">
                <text:p>3762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766">
                <text:p>376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770">
                <text:p>377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773">
                <text:p>377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777">
                <text:p>377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782">
                <text:p>378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85">
                <text:p>378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787">
                <text:p>3787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790">
                <text:p>379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793">
                <text:p>379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797">
                <text:p>3797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798">
                <text:p>3798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802">
                <text:p>3802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806">
                <text:p>380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808">
                <text:p>380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809">
                <text:p>3809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12">
                <text:p>381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817">
                <text:p>381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819">
                <text:p>3819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824">
                <text:p>3824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25">
                <text:p>3825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829">
                <text:p>382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831">
                <text:p>3831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834">
                <text:p>383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835">
                <text:p>383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834">
                <text:p>3834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38">
                <text:p>383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841">
                <text:p>384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845">
                <text:p>3845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45">
                <text:p>3845</text:p>
              </table:table-cell>
              <table:table-cell office:value-type="float" office:value="1678">
                <text:p>1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